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656cm"/>
    </style:style>
    <style:style style:name="P1" style:family="paragraph" style:parent-style-name="Table_20_Contents">
      <style:paragraph-properties fo:text-align="start" style:justify-single-word="false"/>
      <style:text-properties officeooo:rsid="00172f68" officeooo:paragraph-rsid="00172f68"/>
    </style:style>
    <style:style style:name="P2" style:family="paragraph" style:parent-style-name="Table_20_Contents">
      <style:paragraph-properties fo:text-align="start" style:justify-single-word="false"/>
      <style:text-properties officeooo:rsid="00172f68" officeooo:paragraph-rsid="0028b9f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2f68" officeooo:paragraph-rsid="00172f6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72f68" officeooo:paragraph-rsid="00172f68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795cb"/>
    </style:style>
    <style:style style:name="P6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normal" officeooo:rsid="00172f68" officeooo:paragraph-rsid="001bcd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4bda3d" officeooo:paragraph-rsid="00172f6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weight="bold" officeooo:rsid="00172f68" officeooo:paragraph-rsid="00172f68" style:font-weight-asian="bold" style:font-weight-complex="bold"/>
    </style:style>
    <style:style style:name="P9" style:family="paragraph" style:parent-style-name="Text_20_body">
      <style:text-properties officeooo:paragraph-rsid="003e9288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Liberation Serif" fo:font-size="12pt" style:text-underline-style="none" officeooo:rsid="00373c17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1795cb" style:font-weight-asian="normal" style:font-weight-complex="normal"/>
    </style:style>
    <style:style style:name="T4" style:family="text">
      <style:text-properties style:text-underline-style="none" officeooo:rsid="0027a9ed"/>
    </style:style>
    <style:style style:name="T5" style:family="text">
      <style:text-properties style:text-underline-style="none" officeooo:rsid="0042b0ae"/>
    </style:style>
    <style:style style:name="T6" style:family="text">
      <style:text-properties style:text-underline-style="none" fo:font-weight="bold" officeooo:rsid="001795cb" style:font-weight-asian="bold" style:font-weight-complex="bold"/>
    </style:style>
    <style:style style:name="T7" style:family="text">
      <style:text-properties officeooo:rsid="002f868a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e9288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795cb" style:font-weight-asian="bold" style:font-weight-complex="bold"/>
    </style:style>
    <style:style style:name="T11" style:family="text">
      <style:text-properties officeooo:rsid="003cdab5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Rubrique<text:tab/>: <text:span text:style-name="T11"><text:text-input text:description="">view.display('proposingGroup')</text:text-input></text:span></text:p>
          </table:table-cell>
        </table:table-row>
        <table:table-row>
          <table:table-cell table:style-name="Tableau1.A1" office:value-type="string">
            <text:p text:style-name="P2">Agent traitant<text:tab/>: <text:text-input text:description="">view.print_creator_name()</text:text-input></text:p>
          </table:table-cell>
        </table:table-row>
        <table:table-row table:style-name="Tableau1.3">
          <table:table-cell table:style-name="Tableau1.A1" office:value-type="string">
            <text:p text:style-name="P2"><office:annotation><dc:creator>Auteur inconnu</dc:creator><dc:date>2018-06-25T16:18:58</dc:date><text:p text:style-name="P10"><text:span text:style-name="T12">do text with validation_event = imio_history_utils.getLastWFAction(self, 'validate')</text:span></text:p></office:annotation>Responsable<text:tab/>: <text:span text:style-name="T7"><text:text-input text:description="view.printFullname(pm_utils.getLastEvent('validate'))">validation_event and view.printFullname(validation_event['actor']) or '-'</text:text-input></text:span></text:p>
          </table:table-cell>
        </table:table-row>
      </table:table>
      <text:p text:style-name="P3"/>
      <text:p text:style-name="P3"/>
      <text:p text:style-name="P7"><text:text-input text:description="">meetingConfig.getConfigGroup(full=True)['full_label']</text:text-input></text:p>
      <text:p text:style-name="P8"/>
      <text:p text:style-name="P6"><text:text-input text:description="">meetingConfig.Title()</text:text-input> du <text:span text:style-name="T1"><text:text-input text:description="">self.hasMeeting() and self.getMeeting().Title() or '???'</text:text-input></text:span></text:p>
      <text:p text:style-name="P4"/>
      <text:p text:style-name="P4"/>
      <text:p text:style-name="P5"><text:span text:style-name="T10">Objet</text:span><text:span text:style-name="T6"> </text:span><text:span text:style-name="T3">:</text:span><text:span text:style-name="T3"><text:text-input text:description="">self.Title()</text:text-input></text:span></text:p>
      <text:p text:style-name="P9"><text:span text:style-name="T9">Motivation</text:span><text:span text:style-name="T8"> :</text:span><text:span text:style-name="T2"> </text:span></text:p>
      <text:p text:style-name="P9"><text:span text:style-name="T4"><office:annotation><dc:creator>Auteur inconnu</dc:creator><dc:date>2018-06-25T16:38:34</dc:date><text:p text:style-name="P10"><text:span text:style-name="T13">do text </text:span></text:p><text:p text:style-name="P10"><text:span text:style-name="T13">from xhtml(view.printXhtml(self, self.getMotivation(), keepWithNext=True)</text:span><text:span text:style-name="T14">, stylesMapping={'para':'</text:span><text:span text:style-name="T14">texte_delibe</text:span><text:span text:style-name="T14">'}</text:span><text:span text:style-name="T13">)</text:span></text:p></office:annotation></text:span><text:span text:style-name="T5">motivation</text:span></text:p>
      <text:p text:style-name="P9"><text:span text:style-name="T9">Décision</text:span><text:span text:style-name="T8"> :</text:span><text:span text:style-name="T2"> </text:span></text:p>
      <text:p text:style-name="P9"><text:span text:style-name="T4"><office:annotation><dc:creator>Auteur inconnu</dc:creator><dc:date>2018-06-25T16:38:34</dc:date><text:p text:style-name="P10"><text:span text:style-name="T13">do text </text:span></text:p><text:p text:style-name="P10"><text:span text:style-name="T13">from xhtml(view.printXhtml(self, self.getDecision(), keepWithNext=True)</text:span><text:span text:style-name="T14">, stylesMapping={'para':'</text:span><text:span text:style-name="T14">texte_delibe</text:span><text:span text:style-name="T14">'}</text:span><text:span text:style-name="T13">)</text:span></text:p></office:annotation></text:span><text:span text:style-name="T5">deci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start" style:justify-single-word="false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2:43:43.260659487</meta:creation-date>
    <meta:generator>LibreOffice/5.1.6.2$Linux_X86_64 LibreOffice_project/10m0$Build-2</meta:generator>
    <dc:date>2019-01-22T13:31:24.261871605</dc:date>
    <meta:editing-duration>PT3H47M3S</meta:editing-duration>
    <meta:editing-cycles>47</meta:editing-cycles>
    <meta:document-statistic meta:table-count="1" meta:image-count="0" meta:object-count="0" meta:page-count="1" meta:paragraph-count="10" meta:word-count="45" meta:character-count="379" meta:non-whitespace-character-count="357"/>
  </office:meta>
</office:document-meta>
</file>